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612cm" table:align="left" style:shadow="none" style:may-break-between-rows="true" table:border-model="collapsing"/>
    </style:style>
    <style:style style:name="Tableau1.A" style:family="table-column">
      <style:table-column-properties style:column-width="1.005cm"/>
    </style:style>
    <style:style style:name="Tableau1.B" style:family="table-column">
      <style:table-column-properties style:column-width="6.985cm"/>
    </style:style>
    <style:style style:name="Tableau1.C" style:family="table-column">
      <style:table-column-properties style:column-width="11.615cm"/>
    </style:style>
    <style:style style:name="Tableau1.D" style:family="table-column">
      <style:table-column-properties style:column-width="6.00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25561" officeooo:paragraph-rsid="00125561"/>
    </style:style>
    <style:style style:name="P2" style:family="paragraph" style:parent-style-name="Standard">
      <style:text-properties officeooo:rsid="0012dc5a" officeooo:paragraph-rsid="00143129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3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3129" officeooo:paragraph-rsid="001431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officeooo:rsid="000fac0b" officeooo:paragraph-rsid="000ea2a7"/>
    </style:style>
    <style:style style:name="P6" style:family="paragraph" style:parent-style-name="Header">
      <style:text-properties officeooo:rsid="00125561" officeooo:paragraph-rsid="00125561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dcb" officeooo:paragraph-rsid="00172d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dcb" officeooo:paragraph-rsid="001b3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0e2" officeooo:paragraph-rsid="001850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26a" officeooo:paragraph-rsid="00185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26a" officeooo:paragraph-rsid="001b3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6d2" officeooo:paragraph-rsid="001ae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b2" officeooo:paragraph-rsid="001b3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3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129" officeooo:paragraph-rsid="00143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b3cb2"/>
    </style:style>
    <style:style style:name="T2" style:family="text">
      <style:text-properties officeooo:rsid="001c48e3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5">N°</text:p>
          </table:table-cell>
          <table:table-cell table:style-name="Tableau1.A1" office:value-type="string">
            <text:p text:style-name="P15">Désignations</text:p>
          </table:table-cell>
          <table:table-cell table:style-name="Tableau1.A1" office:value-type="string">
            <text:p text:style-name="P15">Observations élève</text:p>
          </table:table-cell>
          <table:table-cell table:style-name="Tableau1.D1" office:value-type="string">
            <text:p text:style-name="P15">Observation<text:span text:style-name="T2">s</text:span> professeur</text:p>
          </table:table-cell>
        </table:table-row>
        <table:table-row table:style-name="TableLine186138128">
          <table:table-cell table:style-name="Tableau1.A2" office:value-type="string">
            <text:p text:style-name="P15">1</text:p>
          </table:table-cell>
          <table:table-cell table:style-name="Tableau1.A2" office:value-type="string">
            <text:p text:style-name="P12">Connexion PC au Lycée</text:p>
          </table:table-cell>
          <table:table-cell table:style-name="Tableau1.A2" office:value-type="string">
            <text:p text:style-name="P3"/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Line154488880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12">Connexion PRONOTE au Lycée</text:p>
          </table:table-cell>
          <table:table-cell table:style-name="Tableau1.A2" office:value-type="string">
            <text:p text:style-name="P3"/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Line196146752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13">Connexion AUTRES au Lycée</text:p>
          </table:table-cell>
          <table:table-cell table:style-name="Tableau1.A2" office:value-type="string">
            <text:p text:style-name="P3"/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Line153922336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9">Calculatrice</text:p>
            <text:p text:style-name="P9"/>
          </table:table-cell>
          <table:table-cell table:style-name="Tableau1.A2" office:value-type="string"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Line186888704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11">Ordinateur <text:span text:style-name="T1">à la maison</text:span></text:p>
            <text:p text:style-name="P11"/>
            <text:p text:style-name="P11"/>
          </table:table-cell>
          <table:table-cell table:style-name="Tableau1.A2" office:value-type="string"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Line153605120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11">Connexion Internet <text:span text:style-name="T1">à la maison</text:span></text:p>
            <text:p text:style-name="P7"/>
          </table:table-cell>
          <table:table-cell table:style-name="Tableau1.A2" office:value-type="string"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Line153593136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8">Objectifs après le Lycée</text:p>
            <text:p text:style-name="P8"/>
            <text:p text:style-name="P8"/>
            <text:p text:style-name="P8"/>
          </table:table-cell>
          <table:table-cell table:style-name="Tableau1.A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  <table:table-row table:style-name="Tableau1.1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13">Divers</text:p>
            <text:p text:style-name="P13"/>
            <text:p text:style-name="P13"/>
            <text:p text:style-name="P13"/>
          </table:table-cell>
          <table:table-cell table:style-name="Tableau1.A2" office:value-type="string">
            <text:p text:style-name="P3"/>
            <text:p text:style-name="P3"/>
          </table:table-cell>
          <table:table-cell table:style-name="Tableau1.D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25561" officeooo:paragraph-rsid="00125561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 &amp; Prénoms :</text:p>
        <text:p text:style-name="MP1"/>
        <text:p text:style-name="MP1">Classe :</text:p>
        <text:p text:style-name="MP1"/>
        <text:p text:style-name="MP1">Spécialités :<text:tab/><text:tab/><text:tab/><text:tab/><text:tab/><text:tab/><text:tab/><text:tab/><text:tab/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07:39:36.085604764</meta:creation-date>
    <meta:generator>LibreOffice/7.3.5.2$Linux_X86_64 LibreOffice_project/184fe81b8c8c30d8b5082578aee2fed2ea847c01</meta:generator>
    <dc:date>2022-08-25T08:16:12.001179307</dc:date>
    <meta:editing-duration>PT2H7M39S</meta:editing-duration>
    <meta:editing-cycles>22</meta:editing-cycles>
    <meta:document-statistic meta:table-count="1" meta:image-count="0" meta:object-count="0" meta:page-count="1" meta:paragraph-count="23" meta:word-count="49" meta:character-count="276" meta:non-whitespace-character-count="239"/>
  </office:meta>
</office:document-meta>
</file>